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</text:p>
      <text:p text:style-name="Standard">political absolutism</text:p>
      <text:p text:style-name="Standard"/>
      <text:p text:style-name="Standard">introduction to leviathan and argument</text:p>
      <text:p text:style-name="Standard">thought experiment</text:p>
      <text:p text:style-name="Standard"/>
      <text:p text:style-name="Standard">complete freedom in the state of nature</text:p>
      <text:p text:style-name="Standard"><text:tab/>but we can't enjoy it</text:p>
      <text:p text:style-name="Standard"><text:tab/>we in fear of being killed by another in the competition for scarce resources</text:p>
      <text:p text:style-name="Standard"/>
      <text:p text:style-name="Standard">institute a sovereign</text:p>
      <text:p text:style-name="Standard"><text:tab/>point for liberalisation of Hobbes: political authority – democracy</text:p>
      <text:p text:style-name="Standard"/>
      <text:p text:style-name="Standard">by making a social contract</text:p>
      <text:p text:style-name="Standard"><text:tab/>point for liberalisation of Hobbes: contractarian / contractualism</text:p>
      <text:p text:style-name="Standard"><text:tab/>reduction to ration choice / game theory</text:p>
      <text:p text:style-name="Standard"/>
      <text:p text:style-name="Standard">absolute sovereignty – played down, benign, absolute to mean sole</text:p>
      <text:p text:style-name="Standard"><text:tab/>e.g. Van Mill p23</text:p>
      <text:p text:style-name="Standard"/>
      <text:p text:style-name="Standard">duties of sovereign</text:p>
      <text:p text:style-name="Standard"><text:tab/>e.g education and simple laws</text:p>
      <text:p text:style-name="Standard"/>
      <text:p text:style-name="Standard">limits on sovereign power?</text:p>
      <text:p text:style-name="Standard"><text:tab/>None!</text:p>
      <text:p text:style-name="Standard"/>
      <text:p text:style-name="Standard">Social contract?</text:p>
      <text:p text:style-name="Standard"><text:tab/>Eternal and binding</text:p>
      <text:p text:style-name="Standard"><text:tab/>assumed consent – e.g. International trave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7$Build-9044</meta:generator>
    <meta:initial-creator>Rob Dyke</meta:initial-creator>
    <meta:creation-date>2006-11-09T11:25:39</meta:creation-date>
    <dc:creator>Rob Dyke</dc:creator>
    <dc:date>2006-11-10T14:05:19</dc:date>
    <dc:language>en-GB</dc:language>
    <meta:editing-cycles>2</meta:editing-cycles>
    <meta:editing-duration>P1DT0H5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01" meta:character-count="695"/>
  </office:meta>
</office:document-meta>
</file>